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9922" officeooo:paragraph-rsid="00049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d.name}<text:line-break/><text:line-break/>{d.lastnam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7:13:32.017063611</meta:creation-date>
    <dc:date>2023-01-12T17:14:02.796502272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0"/>
    <meta:generator>LibreOffice/7.4.1.2$MacOSX_X86_64 LibreOffice_project/3c58a8f3a960df8bc8fd77b461821e42c061c5f0</meta:generator>
  </office:meta>
</office:document-meta>
</file>